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b9d0" officeooo:paragraph-rsid="000bb9d0"/>
    </style:style>
    <style:style style:name="P2" style:family="paragraph" style:parent-style-name="Standard">
      <style:text-properties officeooo:rsid="000be52b" officeooo:paragraph-rsid="000be52b"/>
    </style:style>
    <style:style style:name="P3" style:family="paragraph" style:parent-style-name="Standard">
      <style:text-properties officeooo:rsid="000d5e94" officeooo:paragraph-rsid="000d5e94"/>
    </style:style>
    <style:style style:name="P4" style:family="paragraph" style:parent-style-name="Standard">
      <style:text-properties officeooo:rsid="000e769d" officeooo:paragraph-rsid="000e769d"/>
    </style:style>
    <style:style style:name="P5" style:family="paragraph" style:parent-style-name="Standard">
      <style:text-properties style:font-name="Arial" officeooo:rsid="0012c925" officeooo:paragraph-rsid="0012c925"/>
    </style:style>
    <style:style style:name="P6" style:family="paragraph" style:parent-style-name="Standard" style:list-style-name="L1">
      <style:text-properties officeooo:rsid="000d5e94" officeooo:paragraph-rsid="000d5e94"/>
    </style:style>
    <style:style style:name="P7" style:family="paragraph" style:parent-style-name="Standard" style:list-style-name="L2">
      <style:text-properties officeooo:rsid="000d5e94" officeooo:paragraph-rsid="000d5e94"/>
    </style:style>
    <style:style style:name="P8" style:family="paragraph" style:parent-style-name="Standard" style:list-style-name="L3">
      <style:text-properties officeooo:rsid="000e769d" officeooo:paragraph-rsid="000e769d"/>
    </style:style>
    <style:style style:name="P9" style:family="paragraph" style:parent-style-name="Standard">
      <style:text-properties style:font-name="Arial" officeooo:rsid="0012c925" officeooo:paragraph-rsid="0012c925"/>
    </style:style>
    <style:style style:name="P10" style:family="paragraph" style:parent-style-name="Standard">
      <style:text-properties style:font-name="Arial" fo:language="en" fo:country="GB" officeooo:rsid="0012c925" officeooo:paragraph-rsid="0012c925"/>
    </style:style>
    <style:style style:name="P1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officeooo:paragraph-rsid="001481bd" style:text-blinking="false" fo:background-color="transparent"/>
    </style:style>
    <style:style style:name="P1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officeooo:rsid="001481bd" officeooo:paragraph-rsid="001481bd" style:text-blinking="false" fo:background-color="transparent"/>
    </style:style>
    <style:style style:name="P1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officeooo:rsid="0015d922" officeooo:paragraph-rsid="0015d922" style:text-blinking="false" fo:background-color="transparent"/>
    </style:style>
    <style:style style:name="P15" style:family="paragraph" style:parent-style-name="Text_20_body">
      <style:text-properties officeooo:paragraph-rsid="00104bbc"/>
    </style:style>
    <style:style style:name="T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12c925"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1481bd" style:text-blinking="false" fo:background-color="transparent" loext:char-shading-value="0"/>
    </style:style>
    <style:style style:name="T3" style:family="text">
      <style:text-properties officeooo:rsid="001481bd"/>
    </style:style>
    <style:style style:name="T4" style:family="text">
      <style:text-properties officeooo:rsid="0015d92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aking Exam</text:p>
      <text:p text:style-name="P1"/>
      <text:p text:style-name="P2">Voy a hablar de la aplicación de los tests de autoescuela. </text:p>
      <text:p text:style-name="P3">- Historia de la aplicación</text:p>
      <text:p text:style-name="P3">- Funcionalidades:</text:p>
      <text:list xml:id="list1185618567" text:style-name="L1">
        <text:list-item>
          <text:p text:style-name="P6">Test disponibles:</text:p>
        </text:list-item>
      </text:list>
      <text:list xml:id="list365248530" text:style-name="L2">
        <text:list-item>
          <text:list>
            <text:list-item>
              <text:p text:style-name="P7">Por temas</text:p>
            </text:list-item>
            <text:list-item>
              <text:p text:style-name="P7">Examen</text:p>
            </text:list-item>
            <text:list-item>
              <text:p text:style-name="P7">Imprescindibles</text:p>
            </text:list-item>
          </text:list>
        </text:list-item>
      </text:list>
      <text:list xml:id="list4129033157" text:style-name="L3">
        <text:list-item>
          <text:p text:style-name="P8">Estadísticas</text:p>
        </text:list-item>
        <text:list-item>
          <text:p text:style-name="P8">Test de errores</text:p>
        </text:list-item>
      </text:list>
      <text:p text:style-name="P4"/>
      <text:p text:style-name="P15"><text:bookmark text:name="docs-internal-guid-49f4ddfe-7fff-3544-25c7-9fe4940f89e9"/><text:span text:style-name="T1">Hola buenos días, en el día de hoy voy hablar sobre una de las aplicaciones que se usan para aprender las normas de circulación y poder presentarte al examen teórico. A mi me esta siendo muy útil y la uso a diario, </text:span><text:span text:style-name="T2">gracias a ella he mejorado mucho y </text:span><text:span text:style-name="T1">estoy a punto de presentarme al examen.</text:span></text:p>
      <text:p text:style-name="P15"><text:span text:style-name="T1"/></text:p>
      <text:p text:style-name="P12">Empezaremos hablando de la pantalla de login, para poder entrar por primera vez a la aplicación tu autoescuela te deberá de registrar, <text:span text:style-name="T3">para ello usará tu DNI o tu email</text:span>, <text:span text:style-name="T3">mas tarde te</text:span> proporcionar<text:span text:style-name="T3">á</text:span> el nombre de usuario y la contraseña. Una vez ya lo tienes, ya puedes entrar. <text:span text:style-name="T3">La contraseña que te proporcionan suele ser genérica, por eso</text:span> más adelante podrás cambiar la contraseña para que sea más seguro.</text:p>
      <text:p text:style-name="Text_20_body"/>
      <text:p text:style-name="P11">Una vez dentro nos encontramos con una interfaz intuitiva y fácil. Podrás manejarte sin problemas entre pestañas, aunque dependes de la conexión wifi que tengas En la parte izquierda tenemos <text:span text:style-name="T3">tenemos el menú con </text:span>todas las cosas que podemos realizar con la aplicación.</text:p>
      <text:p text:style-name="Text_20_body"/>
      <text:p text:style-name="P12">Lo primero que nos encontramos es con la opción realizar nuevo test, aquí podremos elegir el tipo de permiso del que queremos hacer test, en mi caso el permiso B, podemos realizar tres tipos de test: </text:p>
      <text:p text:style-name="P13">Los tres son exámenes de 30 preguntas y para aprobar como máximo puedes fallar tres preguntas.</text:p>
      <text:p text:style-name="P12"/>
      <text:p text:style-name="P12"><text:span text:style-name="T3">El primero es </text:span>test por temas, <text:span text:style-name="T3">aquí tendremos los exámenes agrupados por apartados, estos están ordenados igual que en el libro, por tanto es fácil seguirlo. Sirve mucho al principio ya que cuando empiezas no sabes nada de las normas, y cuando llevas unos pocos ya puedes pasar a hacer el resto.</text:span></text:p>
      <text:p text:style-name="P12"/>
      <text:p text:style-name="P12"><text:span text:style-name="T3">El segundo es </text:span>test de examen, <text:span text:style-name="T3">aquí tenemos cien tests fijos y uno semanal. Este tipo de examen incluye preguntas de todos los temas de la circulación. Es lo mas parecido al examen que tendras que hacer para poder empezar las practicas de coche.</text:span></text:p>
      <text:p text:style-name="P12"/>
      <text:p text:style-name="P12"><text:span text:style-name="T3">El tercero es t</text:span>est de imprescindibles, <text:span text:style-name="T3">en este apartado tenemos pocos tests pero las preguntas que salen en estos tests son las que nunca debes de fallar en el examen. Si fallas en estos tests debes de hacer y repasar otra vez la teoría, </text:span><text:span text:style-name="T4">pues es muy probable que apruebes si no tienes claro estas preguntas</text:span><text:span text:style-name="T3">.</text:span></text:p>
      <text:p text:style-name="Text_20_body"/>
      <text:p text:style-name="Text_20_body"><text:soft-page-break/></text:p>
      <text:p text:style-name="P11">La segunda cosa con lo que nos encontramos es test de últimos errores, este apartado te genera un examen con todos los errores que has tenido, y a medida que los vas haciendo bien desaparecen de este test. Es muy útil si alguna pregunta se te resiste.</text:p>
      <text:p text:style-name="Text_20_body"/>
      <text:p text:style-name="P11">Además de esto también nos permite una serie de videoclases, están recopilados por temas, pero por el bien de tu salud mental no las veas, te pueden volver loco.</text:p>
      <text:p text:style-name="Text_20_body"/>
      <text:p text:style-name="P11">Por último en lo referente a los tests, no permite ver todos los tests que hemos realizado, nos indica la fecha, el permiso del examen, el número de test, la referencia y el número de aciertos y fallos, así como el estado del test, ya sea aprobado o suspendido. <text:span text:style-name="T4">También, la aplicación</text:span> nos permite <text:s/>ver las estadísticas de nuestros errores, para así saber dónde tenemos que mejorar, en mi caso es en el apartado de luces.</text:p>
      <text:p text:style-name="Text_20_body"/>
      <text:p text:style-name="P11">Y <text:span text:style-name="T4">por ultimo en la aplicación</text:span> tenemos <text:span text:style-name="T4">dos apartados que no tienen nada que ver con los tests,</text:span> un apartado donde podemos encontrar información sobre nuestra autoescuela, y <text:span text:style-name="T4">otro </text:span>apartado donde podemos gestionar toda la información referente a nuestro perfil, <text:span text:style-name="T4">en un primer momento los datos de este apartado los rellena la autoescuela</text:span>, los datos personales, información de <text:span text:style-name="T4">inicio de sesión, aquí podremos cambiar toda la información a nuestro gusto</text:span>.</text:p>
      <text:p text:style-name="P11"/>
      <text:p text:style-name="P14">Bueno, esto es todo de la aplicación que he elegido, yo creo que es muy completa y que si estas pensando en sacarte el carnet de conducir es la mejor opcion.Adios</text:p>
      <text:p text:style-name="Text_20_body"><text:line-break/></text:p>
      <text:p text:style-name="P5"/>
      <text:p text:style-name="P5"/>
      <text:p text:style-name="P5"/>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Hello good morning, today I am going to talk about one of the applications that are used to learn the rules of the road and be able to take the theoretical exam. It is being very useful to me and I use it daily, thanks to it I have improved a lot and I am about to take the exam.<text:line-break/><text:line-break/>We will start talking about the login screen, to be able to enter the application for the first time your driving school must register you, for this it will use your ID or your email, later it will provide you with the username and password. Once you have it, you can enter. The password they provide you is usually generic, so later you can change the password to make it more secure.<text:line-break/><text:line-break/>Once inside we find an intuitive and easy interface. You will be able to manage without problems between tabs, although you depend on the Wi-Fi connection you have. On the left side we have the menu with all the things that we can do with the application.<text:line-break/><text:line-break/>The first thing we find is the option to perform a new test, here we can choose the type of permission we want to test, in my case permission B, we can perform three types of tests:<text:line-break/>All three are 30-question exams and to pass a maximum you can fail three questions.<text:line-break/><text:line-break/>The first is test by subject, here we will have the tests grouped by sections, these are ordered as in the book, so it is easy to follow. It serves a lot at the beginning since when you start you do not know anything about the rules, and when you have a few you can go on to do the rest.<text:line-break/><text:line-break/>The second is an exam test, here we have a hundred fixed tests and one weekly. This type of exam includes questions on all circulation topics. It is the closest thing to the exam that you will have to do in order to start car practice.<text:line-break/><text:line-break/>The third is an essential test, in this section we have few tests but the questions that come out in these tests are the ones that you should never fail in the exam. If you fail in these tests you must do and review the theory again, because it is very likely that you will pass if you are not clear about these questions.<text:line-break/><text:line-break/>The second thing that we find is the last error test, this section generates an exam with all the errors you have had, and as you do them well they disappear from this test. It is very useful if a question resists you.<text:line-break/><text:line-break/>In addition to this, it also allows us a series of video classes, they are compiled by subject, but for the sake of your mental health do not watch them, they can drive you crazy.<text:line-break/><text:line-break/>Finally, with regard to the tests, it does not allow us to see all the tests that we have carried out, it indicates the date, the exam permission, the number of tests, the reference and the number of successes and failures, as well as the status of the test. , either approved or suspended. Also, the application allows us to see the statistics of our errors, in order to know where we need to improve, in my case it is in the lights section.<text:line-break/><text:line-break/>And finally in the application we have two sections that have nothing to do with the tests, a section where we can find information about our driving school, and another section where we can manage all the information regarding our profile, at first the data of This section is filled in by the driving school, personal data, login information, here we can change all the information to our liking.<text:line-break/><text:line-break/><text:soft-page-break/>Well, this is all of the application that I have chosen, I think it is very complete and that if you are thinking of getting your driving license it is the best option.</text:p>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3T10:32:32.838000000</meta:creation-date>
    <dc:date>2021-10-25T08:48:49.238000000</dc:date>
    <meta:editing-duration>PT42M14S</meta:editing-duration>
    <meta:editing-cycles>6</meta:editing-cycles>
    <meta:generator>LibreOffice/7.2.1.2$Windows_X86_64 LibreOffice_project/87b77fad49947c1441b67c559c339af8f3517e22</meta:generator>
    <meta:document-statistic meta:table-count="0" meta:image-count="0" meta:object-count="0" meta:page-count="4" meta:paragraph-count="25" meta:word-count="1328" meta:character-count="7193" meta:non-whitespace-character-count="5880"/>
  </office:meta>
</office:document-meta>
</file>